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and 1: <text:s text:c="7"/>echo "[$HOSTNAME]"</text:p>
      <text:p text:style-name="Standard">Command 2: <text:s text:c="7"/><text:span text:style-name="T1">cat /etc/*release</text:span></text:p>
      <text:p text:style-name="Standard">Command3 : <text:s text:c="7"/>$HOME</text:p>
      <text:p text:style-name="Standard">Command4 : <text:s text:c="9"/>w</text:p>
      <text:p text:style-name="Standard">Command4 : <text:s text:c="8"/>groups</text:p>
      <text:p text:style-name="Standard">Command 5: <text:s text:c="9"/>s -R $HOME | more </text:p>
      <text:p text:style-name="Standard">Command6: <text:s text:c="10"/>for file in $(ls <text:s/>*txt); do mv -v $file new$file; done </text:p>
      <text:p text:style-name="Standard">Command7: <text:s text:c="11"/>for file in $(ls <text:s/>x*); do mv -v $file new$file; done </text:p>
      <text:p text:style-name="Standard">Command8: <text:s text:c="11"/>mkdir public_html </text:p>
      <text:p text:style-name="Standard">Command9: <text:s text:c="11"/>cd public_html</text:p>
      <text:p text:style-name="Standard">Command10: <text:s text:c="11"/>touch readme.txt</text:p>
      <text:p text:style-name="Standard">Command11: <text:s text:c="11"/>chmod 777 readme.txt</text:p>
      <text:p text:style-name="Standard">Command12: <text:s text:c="11"/>ls -l readme.txt</text:p>
      <text:p text:style-name="Standard">Command11: <text:s text:c="12"/>ls</text:p>
      <text:p text:style-name="Standard">Command12: <text:s text:c="12"/>for file in $(ls | head -n 4); do mv $file public_html/.; done</text:p>
      <text:p text:style-name="Standard">Command 13: <text:s text:c="12"/>ls</text:p>
      <text:p text:style-name="Standard">Command 14: <text:s text:c="12"/>mkdir temp</text:p>
      <text:p text:style-name="Standard">Command 14: <text:s text:c="12"/>cp -r public_html temp</text:p>
      <text:p text:style-name="Standard">Command 14: <text:s text:c="12"/>cp -r temp/public_html public_html</text:p>
      <text:p text:style-name="Standard">Command 14: <text:s text:c="12"/>mv public_html my_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8:10:53</meta:creation-date>
    <dc:date>2014-07-12T18:22:29</dc:date>
    <meta:editing-duration>PT1H47M41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05" meta:character-count="840" meta:non-whitespace-character-count="541"/>
  </office:meta>
</office:document-meta>
</file>